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154b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一.本地使用</text:p>
      <text:p text:style-name="Text_20_body">1.在现有目录中初始化Git仓库</text:p>
      <text:p text:style-name="Text_20_body">git init</text:p>
      <text:p text:style-name="Text_20_body">git add *.c <text:s/><text:tab/><text:tab/> <text:tab/><text:tab/><text:tab/>#添加文件到暂存区/跟踪文件</text:p>
      <text:p text:style-name="Text_20_body">git add LICENSE</text:p>
      <text:p text:style-name="Text_20_body">git commit<text:tab/><text:tab/><text:tab/><text:tab/><text:tab/>#提交暂存区文件</text:p>
      <text:p text:style-name="Text_20_body">git commit -m ‘initial project version'<text:tab/> #直接提交</text:p>
      <text:p text:style-name="Text_20_body">git commit -a<text:tab/><text:tab/><text:tab/> <text:tab/>#跳过暂存直接提交已被跟踪的文件</text:p>
      <text:p text:style-name="Text_20_body"/>
      <text:p text:style-name="Text_20_body">git status<text:tab/><text:tab/><text:tab/><text:tab/><text:tab/>#查看当前文件状态</text:p>
      <text:p text:style-name="Text_20_body">2.克隆现有仓库</text:p>
      <text:p text:style-name="Text_20_body">git clone (URL)</text:p>
      <text:p text:style-name="Text_20_body">3.忽略一些文件</text:p>
      <text:p text:style-name="Text_20_body">cat &gt;.gitignore<text:tab/><text:tab/><text:tab/><text:tab/>#创建.gitignore文件</text:p>
      <text:p text:style-name="Text_20_body">然后在里边写好需要忽略的文件(可以使用一些匹配规则） </text:p>
      <text:p text:style-name="Text_20_body">eg:build/<text:tab/><text:tab/><text:tab/><text:tab/><text:tab/>#忽略build文件夹</text:p>
      <text:p text:style-name="Text_20_body">4.移除文件和重命名</text:p>
      <text:p text:style-name="Text_20_body">git rm readme</text:p>
      <text:p text:style-name="Text_20_body">git rm -f readme<text:tab/><text:tab/><text:tab/>#同时删除本地文件</text:p>
      <text:p text:style-name="Text_20_body">git rm --cached readme #不删除本地文件</text:p>
      <text:p text:style-name="Text_20_body">git mv readme README #重命名</text:p>
      <text:p text:style-name="Text_20_body">git reset readme <text:tab/><text:tab/><text:tab/>#移除暂存区</text:p>
      <text:p text:style-name="Text_20_body">5.查看提交历史</text:p>
      <text:p text:style-name="Text_20_body">git log</text:p>
      <text:p text:style-name="Text_20_body">git log -2<text:tab/><text:tab/><text:tab/><text:tab/>#最后两次修改信息</text:p>
      <text:p text:style-name="Text_20_body">git log --since=2010-10-10 #自从2010-10-10</text:p>
      <text:p text:style-name="Text_20_body">git log --until=2018.1.1 #到..的修改记录</text:p>
      <text:p text:style-name="Text_20_body">6.更改某一次提交</text:p>
      <text:p text:style-name="Text_20_body">git commit -m 'inital commit'</text:p>
      <text:p text:style-name="Text_20_body"><text:soft-page-break/>git add readme</text:p>
      <text:p text:style-name="Text_20_body">git commit –amen<text:span text:style-name="T1">d<text:tab/><text:tab/><text:tab/></text:span>#覆盖前一次提交</text:p>
      <text:p text:style-name="Text_20_body">6.放弃某次对文件的修改</text:p>
      <text:p text:style-name="Text_20_body">git checkout readme</text:p>
      <text:p text:style-name="Text_20_body">7.回滚到任意版本</text:p>
      <text:p text:style-name="Text_20_body">git log <text:tab/><text:tab/><text:tab/><text:tab/><text:tab/><text:tab/>#查看回滚版本的版本号</text:p>
      <text:p text:style-name="Text_20_body">git reset --hard cf249ba90faec6ce0006a89869c4924f6c8c1b90</text:p>
      <text:p text:style-name="Text_20_body"/>
      <text:p text:style-name="Text_20_body"/>
      <text:p text:style-name="Text_20_body"/>
      <text:p text:style-name="Text_20_body">*.用户身份配置</text:p>
      <text:p text:style-name="Text_20_body">git config --global user.name "zmd1299981739"<text:line-break/><text:line-break/>git config --global user.email "1299981739@qq.com"<text:line-break/><text:line-break/>git config –list<text:tab/><text:tab/><text:tab/><text:tab/>#配置检查</text:p>
      <text:p text:style-name="Text_20_body"/>
      <text:p text:style-name="Text_20_body">二.远程仓库使用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7:42:44.557006589</meta:creation-date>
    <dc:date>2018-01-22T17:44:52.446608134</dc:date>
    <meta:editing-duration>PT2M8S</meta:editing-duration>
    <meta:editing-cycles>1</meta:editing-cycles>
    <meta:document-statistic meta:table-count="0" meta:image-count="0" meta:object-count="0" meta:page-count="2" meta:paragraph-count="38" meta:word-count="349" meta:character-count="909" meta:non-whitespace-character-count="780"/>
    <meta:generator>LibreOffice/5.1.6.2$Linux_X86_64 LibreOffice_project/10m0$Build-2</meta:generator>
  </office:meta>
</office:document-meta>
</file>